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DC000004A20296E94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charset="x-symbol"/>
    <style:font-face style:name="Standard Symbols L1" svg:font-family="'Standard Symbols L'" style:font-pitch="variable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P2" style:family="paragraph" style:parent-style-name="Standard">
      <style:paragraph-properties fo:text-align="center" style:justify-single-word="false"/>
      <style:text-properties officeooo:paragraph-rsid="001f667d"/>
    </style:style>
    <style:style style:name="P3" style:family="paragraph" style:parent-style-name="Standard">
      <style:paragraph-properties fo:text-align="start" style:justify-single-word="false"/>
      <style:text-properties style:text-position="0% 100%" officeooo:paragraph-rsid="001f667d"/>
    </style:style>
    <style:style style:name="P4" style:family="paragraph" style:parent-style-name="Standard" style:list-style-name="L1">
      <style:paragraph-properties fo:text-align="start" style:justify-single-word="false"/>
      <style:text-properties style:text-position="0% 100%" officeooo:paragraph-rsid="001f667d"/>
    </style:style>
    <style:style style:name="P5" style:family="paragraph" style:parent-style-name="Standard">
      <style:paragraph-properties fo:text-align="start" style:justify-single-word="false"/>
      <style:text-properties style:text-position="0% 100%" style:font-name="Liberation Serif" fo:font-size="11pt" officeooo:paragraph-rsid="00288778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officeooo:paragraph-rsid="00288778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Liberation Serif" fo:font-size="11pt" officeooo:paragraph-rsid="00288778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1pt" officeooo:paragraph-rsid="00288778" style:font-size-asian="11pt" style:font-size-complex="11pt"/>
    </style:style>
    <style:style style:name="P9" style:family="paragraph" style:parent-style-name="Standard">
      <style:text-properties style:font-name="Liberation Serif" fo:font-size="11pt" officeooo:paragraph-rsid="00288778" style:font-size-asian="11pt" style:font-size-complex="11pt"/>
    </style:style>
    <style:style style:name="P10" style:family="paragraph" style:parent-style-name="Standard">
      <style:text-properties style:font-name="Liberation Serif" fo:font-size="11pt" fo:font-style="italic" officeooo:paragraph-rsid="00288778" style:font-size-asian="11pt" style:font-style-asian="italic" style:font-size-complex="11pt"/>
    </style:style>
    <style:style style:name="P11" style:family="paragraph" style:parent-style-name="Standard" style:list-style-name="L2">
      <style:text-properties officeooo:paragraph-rsid="00288778"/>
    </style:style>
    <style:style style:name="P12" style:family="paragraph" style:parent-style-name="Standard" style:list-style-name="L2">
      <style:paragraph-properties>
        <style:tab-stops>
          <style:tab-stop style:position="0.6in"/>
        </style:tab-stops>
      </style:paragraph-properties>
      <style:text-properties officeooo:rsid="0009dcdd" officeooo:paragraph-rsid="00288778"/>
    </style:style>
    <style:style style:name="P13" style:family="paragraph" style:parent-style-name="Standard" style:list-style-name="L2">
      <style:text-properties officeooo:rsid="0009dcdd" officeooo:paragraph-rsid="00288778"/>
    </style:style>
    <style:style style:name="P14" style:family="paragraph" style:parent-style-name="Standard">
      <style:text-properties officeooo:rsid="0009dcdd" officeooo:paragraph-rsid="00288778"/>
    </style:style>
    <style:style style:name="P15" style:family="paragraph" style:parent-style-name="Standard">
      <style:text-properties fo:font-style="italic" officeooo:rsid="0009dcdd" officeooo:paragraph-rsid="00288778" style:font-style-asian="italic" style:font-style-complex="italic"/>
    </style:style>
    <style:style style:name="P16" style:family="paragraph" style:parent-style-name="Standard" style:list-style-name="L2">
      <style:paragraph-properties>
        <style:tab-stops>
          <style:tab-stop style:position="0.6in"/>
        </style:tab-stops>
      </style:paragraph-properties>
      <style:text-properties officeooo:paragraph-rsid="00288778"/>
    </style:style>
    <style:style style:name="P17" style:family="paragraph" style:parent-style-name="Standard">
      <style:text-properties officeooo:paragraph-rsid="00288778"/>
    </style:style>
    <style:style style:name="P18" style:family="paragraph" style:parent-style-name="Standard" style:list-style-name="L2">
      <style:paragraph-properties fo:text-align="center" style:justify-single-word="false" style:writing-mode="lr-tb"/>
      <style:text-properties style:font-name="Liberation Mono" fo:font-size="11pt" fo:font-weight="bold" officeooo:paragraph-rsid="00288778" style:font-size-asian="11pt" style:font-weight-asian="bold" style:font-size-complex="11pt" style:font-weight-complex="bold"/>
    </style:style>
    <style:style style:name="T1" style:family="text">
      <style:text-properties officeooo:rsid="001d9ab3"/>
    </style:style>
    <style:style style:name="T2" style:family="text">
      <style:text-properties style:text-position="super 58%"/>
    </style:style>
    <style:style style:name="T3" style:family="text">
      <style:text-properties officeooo:rsid="00232977"/>
    </style:style>
    <style:style style:name="T4" style:family="text">
      <style:text-properties style:font-name="Standard Symbols L"/>
    </style:style>
    <style:style style:name="T5" style:family="text">
      <style:text-properties style:font-name="Standard Symbols L1"/>
    </style:style>
    <style:style style:name="T6" style:family="text">
      <style:text-properties style:text-position="0% 100%"/>
    </style:style>
    <style:style style:name="T7" style:family="text">
      <style:text-properties officeooo:rsid="0009dcdd"/>
    </style:style>
    <style:style style:name="T8" style:family="text">
      <style:text-properties officeooo:rsid="00288778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50975847637858505" text:style-name="L2">
        <text:list-item>
          <text:p text:style-name="P7">When a nuclear (fission) bomb is detonated, approximately 4 grams of matter are destroyed. <text:s/>How much energy is created?</text:p>
          <text:list>
            <text:list-item>
              <text:p text:style-name="P7">1.2 x 10<text:span text:style-name="T2">6</text:span> J</text:p>
            </text:list-item>
            <text:list-item>
              <text:p text:style-name="P7">1.2 x 10<text:span text:style-name="T2">7 </text:span>J</text:p>
            </text:list-item>
            <text:list-item>
              <text:p text:style-name="P7">2.4 x 10<text:span text:style-name="T2">11</text:span> J</text:p>
            </text:list-item>
            <text:list-item>
              <text:p text:style-name="P7">3.6 x 10<text:span text:style-name="T2">14</text:span> J</text:p>
            </text:list-item>
            <text:list-item>
              <text:p text:style-name="P7">None, because energy cannot be created or destroyed.</text:p>
            </text:list-item>
          </text:list>
        </text:list-item>
      </text:list>
      <text:p text:style-name="P5"/>
      <text:p text:style-name="P5"/>
      <text:list xml:id="list72313970719308" text:continue-numbering="true" text:style-name="L2">
        <text:list-header>
          <text:p text:style-name="P18"><text:span text:style-name="T2">99</text:span>Tc <text:span text:style-name="T4">® <text:s/></text:span><text:span text:style-name="T5">b</text:span><text:span text:style-name="T6"> + ?</text:span></text:p>
        </text:list-header>
        <text:list-item>
          <text:p text:style-name="P7">Technetium-99 is used in certain medical tests. <text:s/>It decays via beta-decay into - </text:p>
          <text:list>
            <text:list-item>
              <text:p text:style-name="P7"><text:span text:style-name="T2">99</text:span>Mo </text:p>
            </text:list-item>
            <text:list-item>
              <text:p text:style-name="P7"><text:span text:style-name="T2">99</text:span>Ru</text:p>
            </text:list-item>
            <text:list-item>
              <text:p text:style-name="P7"><text:span text:style-name="T2">98</text:span>Tc</text:p>
            </text:list-item>
            <text:list-item>
              <text:p text:style-name="P7"><text:span text:style-name="T2">97</text:span>Nb</text:p>
            </text:list-item>
            <text:list-item>
              <text:p text:style-name="P7"><text:span text:style-name="T2">101</text:span>Rh</text:p>
            </text:list-item>
          </text:list>
        </text:list-item>
      </text:list>
      <text:p text:style-name="P8"/>
      <text:p text:style-name="P8"/>
      <text:list xml:id="list72314124712328" text:continue-numbering="true" text:style-name="L2">
        <text:list-item>
          <text:p text:style-name="P7">An element X is discovered that has a mass of exactly 200 u. <text:s/>The element can spontaneously break apart into elements Y and Z, with masses of exactly 132 u and 66 u, respectively. <text:s/>If 1 amu = 1.6605 x 10<text:span text:style-name="T2">-27</text:span> kg, what is the approximate amount of energy released in this reaction?</text:p>
          <text:list>
            <text:list-item>
              <text:p text:style-name="P7">1 x 10<text:span text:style-name="T2">-20</text:span> J</text:p>
            </text:list-item>
            <text:list-item>
              <text:p text:style-name="P7">1.8 x 10<text:span text:style-name="T2">-17</text:span> J</text:p>
            </text:list-item>
            <text:list-item>
              <text:p text:style-name="P7">2.7 x 10<text:span text:style-name="T2">-10</text:span> J</text:p>
            </text:list-item>
            <text:list-item>
              <text:p text:style-name="P7"><text:s/>6 x 10<text:span text:style-name="T2">-8</text:span> J</text:p>
            </text:list-item>
            <text:list-item>
              <text:p text:style-name="P7"><text:s/>9 x 10<text:span text:style-name="T2">-16</text:span> J </text:p>
            </text:list-item>
          </text:list>
        </text:list-item>
      </text:list>
      <text:p text:style-name="P8"/>
      <text:p text:style-name="P8"/>
      <text:list xml:id="list72314147756055" text:continue-numbering="true" text:style-name="L2">
        <text:list-item>
          <text:p text:style-name="P11">When an atom decays, radioactively, it may - </text:p>
          <text:list>
            <text:list-item>
              <text:p text:style-name="P11">be converted into pure energy.</text:p>
            </text:list-item>
            <text:list-item>
              <text:p text:style-name="P11">Becomes a different element</text:p>
            </text:list-item>
            <text:list-item>
              <text:p text:style-name="P11">be completely destroyed.</text:p>
            </text:list-item>
            <text:list-item>
              <text:p text:style-name="P11">All of the above </text:p>
            </text:list-item>
            <text:list-item>
              <text:p text:style-name="P11">None of the above. <text:s/></text:p>
            </text:list-item>
          </text:list>
        </text:list-item>
      </text:list>
      <text:p text:style-name="P9"/>
      <text:p text:style-name="P9"/>
      <text:list xml:id="list72313648366580" text:continue-numbering="true" text:style-name="L2">
        <text:list-item>
          <text:p text:style-name="P11">When <text:span text:style-name="T2">10</text:span>B is bombarded by neutrons, a neutron can be absorbed and an alpha particle (<text:span text:style-name="T2">4</text:span>He<text:span text:style-name="T2">2+</text:span>) emitted. The kinetic energy of the reaction products is equal to the </text:p>
          <text:list>
            <text:list-item>
              <text:p text:style-name="P11">kinetic energy of the incident neutron </text:p>
            </text:list-item>
            <text:list-item>
              <text:p text:style-name="P11">total energy of the incident neutron </text:p>
            </text:list-item>
            <text:list-item>
              <text:p text:style-name="P11">energy equivalent of the mass decrease in the reaction </text:p>
            </text:list-item>
            <text:list-item>
              <text:p text:style-name="P11">energy equivalent of the mass decrease in the reaction, minus the kinetic energy of the incident neutron </text:p>
            </text:list-item>
            <text:list-item>
              <text:p text:style-name="P11">energy equivalent of the mass decrease in the reaction, plus the kinetic energy of the incident neutron </text:p>
            </text:list-item>
          </text:list>
        </text:list-item>
      </text:list>
      <text:p text:style-name="P14"/>
      <text:p text:style-name="P14"/>
      <text:p text:style-name="P10"><text:soft-page-break/></text:p>
      <text:list xml:id="list72313795099358" text:continue-numbering="true" text:style-name="L2">
        <text:list-item>
          <text:p text:style-name="P11">A theoretical element has a half-life of 12 days. <text:s/>If 20 kg of the element were present originally, how much of the element will be left after 36 days?</text:p>
          <text:list>
            <text:list-item>
              <text:p text:style-name="P11">10 kg</text:p>
            </text:list-item>
            <text:list-item>
              <text:p text:style-name="P11">6.667 kg</text:p>
            </text:list-item>
            <text:list-item>
              <text:p text:style-name="P11">5 kg</text:p>
            </text:list-item>
            <text:list-item>
              <text:p text:style-name="P11">2.5 kg</text:p>
            </text:list-item>
            <text:list-item>
              <text:p text:style-name="P11">0 kg</text:p>
            </text:list-item>
          </text:list>
        </text:list-item>
      </text:list>
      <text:p text:style-name="P17"/>
      <text:p text:style-name="P17"/>
      <text:p text:style-name="P17"/>
      <text:p text:style-name="P17"/>
      <text:p text:style-name="P15">Multiple Correct Multiple Choice – In Each of the follwing questions, pick TWO answers that are correct. <text:s/>No credit will be given for incorrect or partially correct answers. <text:s/></text:p>
      <text:p text:style-name="P15"/>
      <text:p text:style-name="P15"/>
      <text:list xml:id="list72313219198208" text:continue-numbering="true" text:style-name="L2">
        <text:list-item>
          <text:p text:style-name="P16">Quantities that are conserved in all nuclear reactions include which of the following</text:p>
          <text:list>
            <text:list-item>
              <text:p text:style-name="P16">Electric charge </text:p>
            </text:list-item>
            <text:list-item>
              <text:p text:style-name="P16">Number of nuclei </text:p>
            </text:list-item>
            <text:list-item>
              <text:p text:style-name="P16">Number of protons</text:p>
            </text:list-item>
            <text:list-item>
              <text:p text:style-name="P12">Number of nucleons <text:span text:style-name="T8">(“Nucleons” <text:s/>means “Protons + Neutrons”)</text:span></text:p>
            </text:list-item>
          </text:list>
        </text:list-item>
      </text:list>
      <text:p text:style-name="P17"/>
      <text:p text:style-name="P17"/>
      <text:list xml:id="list72313318965951" text:continue-numbering="true" text:style-name="L2">
        <text:list-item>
          <text:p text:style-name="P11">Which of the following assumptions are made when determining the age of a sample via radiocarbon dating?</text:p>
          <text:list>
            <text:list-item>
              <text:p text:style-name="P11">The amount of Carbon-14 in the atmosphere does not change significantly <text:span text:style-name="T7">over long periods of time.</text:span></text:p>
            </text:list-item>
            <text:list-item>
              <text:p text:style-name="P11">There is no difference in the way Carbon-12 and Carbon-14 react chemically.</text:p>
            </text:list-item>
            <text:list-item>
              <text:p text:style-name="P11">Carbon-14 does not occur naturally.</text:p>
            </text:list-item>
            <text:list-item>
              <text:p text:style-name="P13">Carbon-14 decays via alpha-particle emission to Beryllium-10.</text:p>
            </text:list-item>
          </text:list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ndard Symbols L" svg:font-family="'Standard Symbols L'" style:font-charset="x-symbol"/>
    <style:font-face style:name="Standard Symbols L1" svg:font-family="'Standard Symbols L'" style:font-pitch="variable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MT1" style:family="text">
      <style:text-properties officeooo:rsid="001d9ab3"/>
    </style:style>
    <style:style style:name="MT2" style:family="text">
      <style:text-properties style:text-position="super 58%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2374in" svg:y="-0.1811in" svg:width="0.7in" svg:height="0.55in" draw:z-index="1"><draw:image xlink:href="Pictures/10000000000005DC000004A20296E949.jpg" xlink:type="simple" xlink:show="embed" xlink:actuate="onLoad"/></draw:frame> <text:s text:c="12"/><text:span text:style-name="MT1">Name: <text:tab/><text:tab/></text:span><text:span text:style-name="MT1"><text:date style:data-style-name="N37" text:date-value="2015-10-16T07:23:12.843231372" text:date-adjust="PT24H00M00S">10/17/15</text:date></text:span></text:p>
      </style:header>
      <style:footer>
        <text:p text:style-name="MP1">1<text:span text:style-name="MT2">st</text:span> Nine Weeks<text:tab/><text:page-number text:select-page="current">1</text:page-number>/<text:page-count>2</text:page-count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6T07:20:59.885680727</meta:creation-date>
    <meta:editing-duration>PT2M12S</meta:editing-duration>
    <meta:editing-cycles>3</meta:editing-cycles>
    <meta:generator>LibreOffice/4.3.7.2$Linux_X86_64 LibreOffice_project/430$Build-2</meta:generator>
    <dc:date>2015-10-16T07:23:12.779325343</dc:date>
    <meta:document-statistic meta:table-count="0" meta:image-count="1" meta:object-count="0" meta:page-count="2" meta:paragraph-count="50" meta:word-count="454" meta:character-count="2395" meta:non-whitespace-character-count="1993"/>
  </office:meta>
</office:document-meta>
</file>